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page-number="auto"/>
    </style:style>
    <style:style style:name="P2" style:family="paragraph" style:parent-style-name="Standard">
      <style:text-properties style:font-name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lanet Dojo</text:h>
      <text:h text:style-name="Heading_20_2" text:outline-level="2">Level</text:h>
      <text:p text:style-name="Standard">Beginners / Intermediate: Kids who know basic HTML</text:p>
      <text:h text:style-name="Heading_20_2" text:outline-level="2">Time</text:h>
      <text:p text:style-name="Standard">30 to 50 minutes</text:p>
      <text:h text:style-name="Heading_20_2" text:outline-level="2">Challenge</text:h>
      <text:p text:style-name="Standard">Create a web page that uses CSS to code its layout and design.</text:p>
      <text:h text:style-name="Heading_20_2" text:outline-level="2">Introduction</text:h>
      <text:p text:style-name="Standard">Cascading Style Sheets (CSS) are used for describing the look and formatting of a document written in html. CSS is designed to separate the document content (written in HTML) from things like the layout, colours, and fonts. A single CSS file can be used to apply the same formatting to a number of different html pages.</text:p>
      <text:p text:style-name="Standard">If you create a style sheet called styles.css you access it from your html page by placing a reference in your Head Tags like this.</text:p>
      <text:p text:style-name="P2">&lt;head&gt;</text:p>
      <text:p text:style-name="P2">&lt;link href="styles.css" rel="stylesheet" type="text/css" /&gt;</text:p>
      <text:p text:style-name="P2">&lt;/head&gt;</text:p>
      <text:h text:style-name="Heading_20_2" text:outline-level="2">Aims</text:h>
      <text:p text:style-name="Standard">To be able to setup a CSS file and reference it from your HTML page</text:p>
      <text:h text:style-name="Heading_20_2" text:outline-level="2">Resources</text:h>
      <text:p text:style-name="Standard">To see lots of examples of CSS: <text:s text:c="3"/>http://www.w3schools.com/css/css_examples.asp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04T13:28:09.95</dc:date>
    <meta:editing-cycles>7</meta:editing-cycles>
    <meta:editing-duration>PT1H6M58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17" meta:word-count="144" meta:character-count="852" meta:non-whitespace-character-count="721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